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c081b" officeooo:paragraph-rsid="001c081b" fo:background-color="#ffff00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7ba94" officeooo:paragraph-rsid="0017ba94" fo:background-color="#ffff00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5" style:family="paragraph" style:parent-style-name="Standard">
      <style:text-properties style:text-underline-style="solid" style:text-underline-width="auto" style:text-underline-color="font-color" officeooo:rsid="0017ba94" officeooo:paragraph-rsid="0017ba94" fo:background-color="#ffff00"/>
    </style:style>
    <style:style style:name="P6" style:family="paragraph" style:parent-style-name="Standard">
      <style:text-properties officeooo:rsid="0017ba94" officeooo:paragraph-rsid="0017ba94"/>
    </style:style>
    <style:style style:name="P7" style:family="paragraph" style:parent-style-name="Standard">
      <style:text-properties fo:font-weight="normal" officeooo:rsid="0017ba94" officeooo:paragraph-rsid="0017ba94" style:font-weight-asian="normal" style:font-weight-complex="normal"/>
    </style:style>
    <style:style style:name="P8" style:family="paragraph" style:parent-style-name="Standard">
      <style:text-properties fo:font-weight="normal" officeooo:rsid="001c18a5" officeooo:paragraph-rsid="001c18a5" style:font-weight-asian="normal" style:font-weight-complex="normal"/>
    </style:style>
    <style:style style:name="P9" style:family="paragraph" style:parent-style-name="Standard">
      <style:text-properties officeooo:rsid="0018e8eb" officeooo:paragraph-rsid="0018e8eb"/>
    </style:style>
    <style:style style:name="P10" style:family="paragraph" style:parent-style-name="Standard">
      <style:text-properties officeooo:rsid="0019ed2e" officeooo:paragraph-rsid="0019ed2e"/>
    </style:style>
    <style:style style:name="P11" style:family="paragraph" style:parent-style-name="Standard">
      <style:text-properties fo:font-style="normal" officeooo:rsid="0019ed2e" officeooo:paragraph-rsid="0019ed2e" style:font-style-asian="normal" style:font-style-complex="normal"/>
    </style:style>
    <style:style style:name="P12" style:family="paragraph" style:parent-style-name="Standard">
      <style:text-properties fo:font-style="normal" officeooo:rsid="001b0a4a" officeooo:paragraph-rsid="001b0a4a" style:font-style-asian="normal" style:font-style-complex="normal"/>
    </style:style>
    <style:style style:name="P13" style:family="paragraph" style:parent-style-name="Standard">
      <style:text-properties fo:font-style="normal" officeooo:rsid="001b39dc" officeooo:paragraph-rsid="001b39dc" style:font-style-asian="normal" style:font-style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officeooo:rsid="0019ed2e" officeooo:paragraph-rsid="0019ed2e" fo:background-color="#ffff00" style:font-style-asian="normal" style:font-style-complex="normal"/>
    </style:style>
    <style:style style:name="P15" style:family="paragraph" style:parent-style-name="Standard">
      <style:text-properties fo:font-style="normal" officeooo:rsid="001b39dc" officeooo:paragraph-rsid="001b39dc" fo:background-color="#ffff00" style:font-style-asian="normal" style:font-style-complex="normal"/>
    </style:style>
    <style:style style:name="P16" style:family="paragraph" style:parent-style-name="Standard">
      <style:text-properties fo:font-style="normal" officeooo:rsid="001b39dc" officeooo:paragraph-rsid="001b39dc" fo:background-color="#ff8000" style:font-style-asian="normal" style:font-style-complex="normal"/>
    </style:style>
    <style:style style:name="P17" style:family="paragraph" style:parent-style-name="Standard">
      <style:text-properties fo:font-style="normal" officeooo:rsid="001c18a5" officeooo:paragraph-rsid="001c18a5" fo:background-color="#ff8000" style:font-style-asian="normal" style:font-style-complex="normal"/>
    </style:style>
    <style:style style:name="P18" style:family="paragraph" style:parent-style-name="Standard">
      <style:text-properties officeooo:rsid="001c081b" officeooo:paragraph-rsid="001c081b"/>
    </style:style>
    <style:style style:name="P19" style:family="paragraph" style:parent-style-name="Standard">
      <style:text-properties officeooo:rsid="001c18a5" officeooo:paragraph-rsid="001c18a5"/>
    </style:style>
    <style:style style:name="P20" style:family="paragraph" style:parent-style-name="Standard">
      <style:text-properties officeooo:paragraph-rsid="001c18a5"/>
    </style:style>
    <style:style style:name="P21" style:family="paragraph" style:parent-style-name="Standard">
      <style:text-properties fo:background-color="#ff8000"/>
    </style:style>
    <style:style style:name="T1" style:family="text">
      <style:text-properties officeooo:rsid="0017ba94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background-color="#81d41a" loext:char-shading-value="0" style:font-style-asian="italic" style:font-style-complex="italic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#81d41a" loext:char-shading-value="0"/>
    </style:style>
    <style:style style:name="T8" style:family="text">
      <style:text-properties fo:background-color="#81d41a" loext:char-shading-value="0"/>
    </style:style>
    <style:style style:name="T9" style:family="text">
      <style:text-properties officeooo:rsid="001c18a5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d8ce" loext:char-shading-value="0"/>
    </style:style>
    <style:style style:name="T13" style:family="text">
      <style:text-properties fo:background-color="#ffd8ce" loext:char-shading-value="0"/>
    </style:style>
    <style:style style:name="T14" style:family="text">
      <style:text-properties fo:background-color="#b4c7dc" loext:char-shading-value="0"/>
    </style:style>
    <style:style style:name="T15" style:family="text">
      <style:text-properties fo:background-color="#b4c7dc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BDD</text:p>
      <text:p text:style-name="P1"/>
      <text:p text:style-name="P8"><text:span text:style-name="T11">not null</text:span> -&gt; para que la columna tenga valores nulos</text:p>
      <text:p text:style-name="P8"><text:span text:style-name="T11">unique</text:span> -&gt; todos los valores de la columna son distintos</text:p>
      <text:p text:style-name="P8"><text:span text:style-name="T11">default</text:span> -&gt; valor concreto que tendrá una columna si no se especifica otro</text:p>
      <text:p text:style-name="P8"><text:tab/><text:span text:style-name="T15">create table</text:span> empleado (</text:p>
      <text:p text:style-name="P8"><text:tab/><text:tab/>id int default ‘AA’,</text:p>
      <text:p text:style-name="P8"><text:tab/>); <text:span text:style-name="T8">*Toma el valor ‘AA’ por defecto</text:span></text:p>
      <text:p text:style-name="P1"/>
      <text:p text:style-name="P3">Para mostrar las tablas</text:p>
      <text:p text:style-name="P7"><text:span text:style-name="T15">Describe</text:span> empleado;</text:p>
      <text:p text:style-name="Standard"/>
      <text:p text:style-name="P21">CREATE</text:p>
      <text:p text:style-name="Standard"/>
      <text:p text:style-name="P4">Crear BBDD</text:p>
      <text:p text:style-name="Standard"/>
      <text:p text:style-name="Standard"><text:span text:style-name="T15">drop database</text:span> if exists empresa;</text:p>
      <text:p text:style-name="Standard"><text:span text:style-name="T15">create database</text:span> empresa;</text:p>
      <text:p text:style-name="Standard"><text:span text:style-name="T15">use</text:span> empresa;</text:p>
      <text:p text:style-name="Standard"/>
      <text:p text:style-name="P4">Crear TABLA</text:p>
      <text:p text:style-name="Standard"/>
      <text:p text:style-name="Standard"><text:span text:style-name="T15">create table</text:span> emple<text:span text:style-name="T1">a</text:span>do (</text:p>
      <text:p text:style-name="Standard"><text:tab/>id int,</text:p>
      <text:p text:style-name="Standard"><text:tab/>dniEmp varchar (9),</text:p>
      <text:p text:style-name="Standard"><text:tab/>nombre varchar (25),</text:p>
      <text:p text:style-name="Standard"><text:tab/>salario double,</text:p>
      <text:p text:style-name="Standard"><text:tab/>telefono int,</text:p>
      <text:p text:style-name="Standard"><text:tab/>idDep int</text:p>
      <text:p text:style-name="Standard">);</text:p>
      <text:p text:style-name="Standard"/>
      <text:p text:style-name="P5">Crear clave primaria</text:p>
      <text:p text:style-name="P6"><text:span text:style-name="T15">alter table</text:span> empleado add primary key (id);</text:p>
      <text:p text:style-name="P6"/>
      <text:p text:style-name="P19"><text:span text:style-name="T15">create table</text:span> empleado (</text:p>
      <text:p text:style-name="P19"><text:tab/>id int primary key,</text:p>
      <text:p text:style-name="P20"><text:tab/>dniEmp varchar (9),</text:p>
      <text:p text:style-name="P20"><text:tab/>nombre varchar (25),</text:p>
      <text:p text:style-name="P20"><text:tab/>salario double,</text:p>
      <text:p text:style-name="P20"><text:tab/>telefono int,</text:p>
      <text:p text:style-name="P20"><text:tab/>idDep int</text:p>
      <text:p text:style-name="P19">);</text:p>
      <text:p text:style-name="P19"/>
      <text:p text:style-name="P19"><text:span text:style-name="T15">create table</text:span> empleado (</text:p>
      <text:p text:style-name="P19"><text:tab/>id int,</text:p>
      <text:p text:style-name="P20"><text:tab/>dniEmp varchar (9),</text:p>
      <text:p text:style-name="P20"><text:tab/>nombre varchar (25),</text:p>
      <text:p text:style-name="P20"><text:tab/>salario double,</text:p>
      <text:p text:style-name="P20"><text:tab/>telefono int,</text:p>
      <text:p text:style-name="P20"><text:tab/>idDep int</text:p>
      <text:p text:style-name="P20"><text:tab/><text:span text:style-name="T9">primary key (id)</text:span></text:p>
      <text:p text:style-name="P19">);</text:p>
      <text:p text:style-name="P19"><text:soft-page-break/></text:p>
      <text:p text:style-name="P6"/>
      <text:p text:style-name="P5">Crear clave foránea</text:p>
      <text:p text:style-name="P6"><text:span text:style-name="T15">alter table</text:span> empleado <text:span text:style-name="T15">add foreign key</text:span> (idDep) <text:span text:style-name="T15">references</text:span> departamento (id);</text:p>
      <text:p text:style-name="P6"/>
      <text:p text:style-name="P5">Crear campos únicos</text:p>
      <text:p text:style-name="P9"><text:span text:style-name="T15">alter table</text:span> empleado <text:span text:style-name="T15">add unique</text:span> (dniEmp);</text:p>
      <text:p text:style-name="P9"/>
      <text:p text:style-name="P2">Modificar nombre de la tabla</text:p>
      <text:p text:style-name="P18"><text:span text:style-name="T15">alter table</text:span> empleado <text:span text:style-name="T15">rename table</text:span> old_table <text:span text:style-name="T15">to</text:span> new_table;</text:p>
      <text:p text:style-name="P9"/>
      <text:p text:style-name="P10"><text:span text:style-name="T2">Modificar campos de la tabla</text:span></text:p>
      <text:p text:style-name="P10"><text:span text:style-name="T15">alter table</text:span> empleado <text:span text:style-name="T15">change</text:span> id idEmpleado <text:span text:style-name="T15">int</text:span>;<text:span text:style-name="T3"> </text:span><text:span text:style-name="T5">(valor antiguo –&gt; valor nuevo y especificar tipo)</text:span></text:p>
      <text:p text:style-name="P10"><text:span text:style-name="T3"/></text:p>
      <text:p text:style-name="P11"><text:span text:style-name="T15">alter table</text:span> empleado <text:span text:style-name="T15">rename column</text:span> apellido <text:span text:style-name="T15">to</text:span> apellidos;</text:p>
      <text:p text:style-name="P11"/>
      <text:p text:style-name="P14">Añadir un campo a la tabla</text:p>
      <text:p text:style-name="P11"><text:span text:style-name="T15">alter table</text:span> empleado <text:span text:style-name="T15">add column</text:span> direccion <text:span text:style-name="T15">varchar (50)</text:span>;</text:p>
      <text:p text:style-name="P11"/>
      <text:p text:style-name="P15"><text:span text:style-name="T6"><text:tab/></text:span><text:span text:style-name="T7">* Se puede usar FIRST o AFTER </text:span><text:span text:style-name="T4">nombre_del_campo</text:span><text:span text:style-name="T7"> para posicionar la columna</text:span></text:p>
      <text:p text:style-name="P13"><text:span text:style-name="T15">alter table</text:span> empleado <text:span text:style-name="T15">add column</text:span> direccion <text:span text:style-name="T15">varchar (50) after</text:span> apellidos;</text:p>
      <text:p text:style-name="P11"/>
      <text:p text:style-name="P14">Modificar un campo para que no pueda ser nulo</text:p>
      <text:p text:style-name="P11"><text:span text:style-name="T15">alter table</text:span> empleado <text:span text:style-name="T15">change</text:span> nombre nombre <text:span text:style-name="T15">varchar (30) not null</text:span>;</text:p>
      <text:p text:style-name="P11"/>
      <text:p text:style-name="P12"><text:span text:style-name="T15">alter table</text:span> empleado <text:span text:style-name="T15">modify</text:span> nombre <text:span text:style-name="T15">varchar (30) not null</text:span>;</text:p>
      <text:p text:style-name="P10"><text:span text:style-name="T3"/></text:p>
      <text:p text:style-name="P16">DROP (Elimina los objetos de la base de datos)</text:p>
      <text:p text:style-name="P13"/>
      <text:p text:style-name="P13"><text:span text:style-name="T15">alter table</text:span> empleado <text:span text:style-name="T15">drop column</text:span> direccion;</text:p>
      <text:p text:style-name="P13"><text:span text:style-name="T15">alter table</text:span> empleado <text:span text:style-name="T15">drop primary key</text:span>;</text:p>
      <text:p text:style-name="P13"><text:span text:style-name="T15">alter table</text:span> empleado <text:span text:style-name="T15">drop foreign key</text:span> idDep;</text:p>
      <text:p text:style-name="P13"/>
      <text:p text:style-name="P16">TRUNCATE (Elimina todos los registros de una tabla, incluyendo todos los espacios asignados a los registros)</text:p>
      <text:p text:style-name="P13"/>
      <text:p text:style-name="P17">CHECK</text:p>
      <text:p text:style-name="P13"/>
      <text:p text:style-name="P16">COMMENT (Agrega comentarios al diccionario de datos)</text:p>
      <text:p text:style-name="P13"/>
      <text:p text:style-name="P16">SELECT (Recupera datos de la base de datos)</text:p>
      <text:p text:style-name="P13"/>
      <text:p text:style-name="P16">INSERT (Inserta datos en la tabla)</text:p>
      <text:p text:style-name="P13"/>
      <text:p text:style-name="P16">UPDATE (Actualiza los datos de una tabla)</text:p>
      <text:p text:style-name="P13"/>
      <text:p text:style-name="P16">DELETE (Elimina todos los registros de una tabla)</text:p>
      <text:p text:style-name="P13"/>
      <text:p text:style-name="P16">MERGE (Operación upsert (inserción o actualización))</text:p>
      <text:p text:style-name="P13"/>
      <text:p text:style-name="P16">CALL (Llama a un PL / SQL o subprograma java)</text:p>
      <text:p text:style-name="P13"/>
      <text:p text:style-name="P16"><text:soft-page-break/>EXPLAIN PLAN (Explica la ruta de acceso a los datos)</text:p>
      <text:p text:style-name="P13"/>
      <text:p text:style-name="P16">LOCK TABLE (Concurrencias de control)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2T17:50:04.460000000</meta:creation-date>
    <dc:date>2023-01-12T18:37:04.279000000</dc:date>
    <meta:editing-duration>PT36M15S</meta:editing-duration>
    <meta:editing-cycles>8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73" meta:word-count="381" meta:character-count="2333" meta:non-whitespace-character-count="2001"/>
  </office:meta>
</office:document-meta>
</file>